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F60000001E1F9F547A7AF9E2B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e4ea5" officeooo:paragraph-rsid="001e4ea5"/>
    </style:style>
    <style:style style:name="P2" style:family="paragraph" style:parent-style-name="Standard">
      <style:text-properties officeooo:rsid="0028f57d" officeooo:paragraph-rsid="0028f57d"/>
    </style:style>
    <style:style style:name="P3" style:family="paragraph" style:parent-style-name="Standard">
      <style:text-properties officeooo:rsid="0028f57d" officeooo:paragraph-rsid="001e4ea5"/>
    </style:style>
    <style:style style:name="P4" style:family="paragraph" style:parent-style-name="Standard">
      <style:text-properties officeooo:rsid="002906aa" officeooo:paragraph-rsid="002906aa"/>
    </style:style>
    <style:style style:name="P5" style:family="paragraph" style:parent-style-name="Standard">
      <style:text-properties officeooo:rsid="002906aa" officeooo:paragraph-rsid="002bd536"/>
    </style:style>
    <style:style style:name="P6" style:family="paragraph" style:parent-style-name="Standard">
      <style:text-properties officeooo:rsid="0029f731" officeooo:paragraph-rsid="0029f731"/>
    </style:style>
    <style:style style:name="P7" style:family="paragraph" style:parent-style-name="Standard">
      <style:text-properties officeooo:rsid="002dd853" officeooo:paragraph-rsid="002dd853"/>
    </style:style>
    <style:style style:name="P8" style:family="paragraph" style:parent-style-name="Standard">
      <style:text-properties fo:font-weight="bold" officeooo:rsid="001e4ea5" officeooo:paragraph-rsid="001e4ea5" style:font-weight-asian="bold" style:font-weight-complex="bold"/>
    </style:style>
    <style:style style:name="P9" style:family="paragraph" style:parent-style-name="Standard" style:list-style-name="L1">
      <style:text-properties officeooo:rsid="0028f57d" officeooo:paragraph-rsid="0028f57d"/>
    </style:style>
    <style:style style:name="P10" style:family="paragraph" style:parent-style-name="Standard" style:list-style-name="L2">
      <style:text-properties officeooo:rsid="002906aa" officeooo:paragraph-rsid="002906aa"/>
    </style:style>
    <style:style style:name="P11" style:family="paragraph" style:parent-style-name="Standard" style:list-style-name="L3">
      <style:text-properties officeooo:rsid="002906aa" officeooo:paragraph-rsid="002906aa"/>
    </style:style>
    <style:style style:name="P12" style:family="paragraph" style:parent-style-name="Standard" style:list-style-name="L4">
      <style:text-properties officeooo:rsid="002bd536" officeooo:paragraph-rsid="002bd536"/>
    </style:style>
    <style:style style:name="P13" style:family="paragraph" style:parent-style-name="Standard" style:list-style-name="L5">
      <style:text-properties officeooo:rsid="0030a2ec" officeooo:paragraph-rsid="0030a2ec"/>
    </style:style>
    <style:style style:name="P14" style:family="paragraph" style:parent-style-name="Standard">
      <style:text-properties officeooo:rsid="0030a2ec" officeooo:paragraph-rsid="0030a2ec"/>
    </style:style>
    <style:style style:name="P15" style:family="paragraph" style:parent-style-name="Standard">
      <style:text-properties fo:font-weight="bold" officeooo:rsid="00349fb7" officeooo:paragraph-rsid="00349fb7" style:font-weight-asian="bold" style:font-weight-complex="bold"/>
    </style:style>
    <style:style style:name="T1" style:family="text">
      <style:text-properties officeooo:rsid="002916b9"/>
    </style:style>
    <style:style style:name="T2" style:family="text">
      <style:text-properties officeooo:rsid="0029b17b"/>
    </style:style>
    <style:style style:name="T3" style:family="text">
      <style:text-properties officeooo:rsid="002bd536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916b9" style:font-weight-asian="bold" style:font-weight-complex="bold"/>
    </style:style>
    <style:style style:name="T6" style:family="text">
      <style:text-properties officeooo:rsid="002fb219"/>
    </style:style>
    <style:style style:name="T7" style:family="text">
      <style:text-properties officeooo:rsid="0030a2ec"/>
    </style:style>
    <style:style style:name="T8" style:family="text">
      <style:text-properties officeooo:rsid="00314147"/>
    </style:style>
    <style:style style:name="fr1" style:family="graphic" style:parent-style-name="Graphics">
      <style:graphic-properties style:run-through="foreground" style:wrap="run-through" style:number-wrapped-paragraphs="no-limi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Projeto de Interfaces WEB – Atividade Express, Angular <text:span text:style-name="T8">e Mongoose</text:span></text:p>
      <text:p text:style-name="P1"/>
      <text:p text:style-name="P3">Utilizando o projeto-<text:span text:style-name="T6">mongo</text:span> e o express-mongo, faça o que se pede:</text:p>
      <text:p text:style-name="P1"/>
      <text:p text:style-name="P2">1 - Em express-mongo, se baseie no slide da aula 12, e crie, na pasta models:</text:p>
      <text:list xml:id="list3376317788" text:style-name="L1">
        <text:list-item>
          <text:p text:style-name="P9"><text:span text:style-name="T6">O</text:span> arquivo <text:span text:style-name="T4">product.model.js</text:span> com Schema ProductSchema o qual vai ter os campos:</text:p>
          <text:list>
            <text:list-item>
              <text:p text:style-name="P9">name, price, qty.</text:p>
            </text:list-item>
          </text:list>
        </text:list-item>
        <text:list-item>
          <text:p text:style-name="P9">Exporte como um modelo do mongoose:</text:p>
          <text:list>
            <text:list-item>
              <text:p text:style-name="P9">var ProductModel = mongoose.model(“products”,ProductSchema);</text:p>
            </text:list-item>
          </text:list>
        </text:list-item>
      </text:list>
      <text:p text:style-name="P4">2 – Em express-mongo, na pasta services:</text:p>
      <text:list xml:id="list415079758" text:style-name="L2">
        <text:list-item>
          <text:p text:style-name="P10">crie o arquivo <text:span text:style-name="T4">product.service.mongo.js</text:span>, com os métodos register, list, update, delete e retrieve.</text:p>
        </text:list-item>
        <text:list-item>
          <text:p text:style-name="P10">Nestes métodos, você deverá usar os métodos do modelo do Mongoose para product:</text:p>
          <text:list>
            <text:list-item>
              <text:p text:style-name="P10">create, find, findByIdAndUpdate, findByIdAndRemove e findById.</text:p>
            </text:list-item>
          </text:list>
        </text:list-item>
        <text:list-item>
          <text:p text:style-name="P10">DICA: se baseie no que foi feito com o User.</text:p>
        </text:list-item>
      </text:list>
      <text:p text:style-name="P5">3 – <text:span text:style-name="T1">Em express-mongo, na pasta routes, crie as rotas para o serviços criados no arquivo </text:span><text:span text:style-name="T5">product.routes.mongo.js</text:span><text:span text:style-name="T1">. As rotas serão:</text:span></text:p>
      <text:list xml:id="list587178533" text:style-name="L3">
        <text:list-item>
          <text:p text:style-name="P11">/<text:span text:style-name="T1">list</text:span></text:p>
        </text:list-item>
        <text:list-item>
          <text:p text:style-name="P11">/<text:span text:style-name="T1">register</text:span></text:p>
        </text:list-item>
        <text:list-item>
          <text:p text:style-name="P11">/<text:span text:style-name="T1">update/:id</text:span></text:p>
        </text:list-item>
        <text:list-item>
          <text:p text:style-name="P11">/<text:span text:style-name="T1">retrieve/:id</text:span></text:p>
        </text:list-item>
        <text:list-item>
          <text:p text:style-name="P11">/<text:span text:style-name="T2">delete/:id</text:span></text:p>
        </text:list-item>
      </text:list>
      <text:p text:style-name="P6">4 – <text:span text:style-name="T3">Em app.js, conecta a rota:</text:span></text:p>
      <text:list xml:id="list7798538" text:style-name="L4">
        <text:list-item>
          <text:p text:style-name="P12">var products = require(‘./routes/products.routes.mongo’)</text:p>
        </text:list-item>
        <text:list-item>
          <text:p text:style-name="P12">app.use(‘/products’, products);</text:p>
        </text:list-item>
      </text:list>
      <text:p text:style-name="P7">5 – Teste sua aplicação com algum cliente REST.</text:p>
      <text:p text:style-name="P7">6 – Conecte sua aplicação com o projeto-<text:span text:style-name="T7">mongo, em Angular</text:span>.</text:p>
      <text:list xml:id="list2010527999" text:style-name="L5">
        <text:list-item>
          <text:p text:style-name="P13">Modifique o arquivo de serviço para produto, product.service.ts.</text:p>
          <text:p text:style-name="P13"/>
        </text:list-item>
        <text:list-item>
          <text:p text:style-name="P13"><draw:frame draw:style-name="fr1" draw:name="Figura1" text:anchor-type="paragraph" svg:width="18.683cm" svg:height="0.552cm" draw:z-index="0"><draw:image xlink:href="Pictures/10000201000003F60000001E1F9F547A7AF9E2B9.png" xlink:type="simple" xlink:show="embed" xlink:actuate="onLoad" loext:mime-type="image/png"/></draw:frame>Atenção! Modifique os arquivos abaixo para usar o <text:span text:style-name="T4">“_id”</text:span> do Mongo:</text:p>
        </text:list-item>
      </text:list>
      <text:p text:style-name="P14"/>
      <text:p text:style-name="P14"/>
      <text:p text:style-name="P14"/>
      <text:p text:style-name="P15">ENTREGAR OS DOIS PROJETOS ZIPADOS, MENOS A PASTA NODE_MODULES.</text:p>
      <text:p text:style-name="P15"/>
      <text:p text:style-name="P15">COLOCAR O NOME DA EQUIPE EM APP.JS, DO EXPRESS-MONG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9T14:01:12.680160873</meta:creation-date>
    <dc:date>2019-06-07T13:08:06.910529666</dc:date>
    <meta:editing-duration>PT1H28M3S</meta:editing-duration>
    <meta:editing-cycles>23</meta:editing-cycles>
    <meta:generator>LibreOffice/6.0.7.3$Linux_X86_64 LibreOffice_project/00m0$Build-3</meta:generator>
    <meta:document-statistic meta:table-count="0" meta:image-count="1" meta:object-count="0" meta:page-count="1" meta:paragraph-count="28" meta:word-count="217" meta:character-count="1380" meta:non-whitespace-character-count="1202"/>
  </office:meta>
</office:document-meta>
</file>